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c2b20" officeooo:paragraph-rsid="000c2b20" style:font-size-asian="22.75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Mô tả game Defend PROPTIT</text:p>
      <text:p text:style-name="P1">1.Ý tưởng </text:p>
      <text:p text:style-name="P1"><text:tab/>Người chơi thiết kế và đặt vị trí các Boss hợp lý để bắn Bug</text:p>
      <text:p text:style-name="P1">2. Cách Chơi:</text:p>
      <text:p text:style-name="P1"><text:tab/>Người chơi chọn kick chuột trái để chọn Boss rồi đặt và vị trí thích hợp, kick chuột phải để bán Boss.</text:p>
      <text:p text:style-name="P1">3. Mức độ hoàn thiện:</text:p>
      <text:p text:style-name="P1"><text:tab/>Hoàn thiện : Intro,Game main, Outro, tự động bắn và updata đạn.</text:p>
      <text:p text:style-name="P1"><text:tab/>Chưa hoàn thiện: Các nút chức năng, âm thanh chơi ga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1:39:22.565795425</meta:creation-date>
    <dc:date>2020-11-14T21:47:08.408208257</dc:date>
    <meta:editing-duration>PT7M46S</meta:editing-duration>
    <meta:editing-cycles>1</meta:editing-cycles>
    <meta:document-statistic meta:table-count="0" meta:image-count="0" meta:object-count="0" meta:page-count="1" meta:paragraph-count="8" meta:word-count="75" meta:character-count="355" meta:non-whitespace-character-count="281"/>
    <meta:generator>LibreOffice/6.4.6.2$Linux_X86_64 LibreOffice_project/40$Build-2</meta:generator>
  </office:meta>
</office:document-meta>
</file>